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T1" svg:font-family="PT"/>
    <style:font-face style:name="PT Sans1" svg:font-family="'PT Sans'" style:font-family-generic="swiss"/>
    <style:font-face style:name="DejaVu Sans Mono" svg:font-family="'DejaVu Sans Mono'" style:font-family-generic="modern" style:font-pitch="fixed"/>
    <style:font-face style:name="Albany2" svg:font-family="Albany" style:font-pitch="variable"/>
    <style:font-face style:name="Andale Sans UI" svg:font-family="'Andale Sans UI'" style:font-pitch="variable"/>
    <style:font-face style:name="MS Gothic" svg:font-family="'MS Gothic'" style:font-pitch="variable"/>
    <style:font-face style:name="PT" svg:font-family="PT" style:font-pitch="variable"/>
    <style:font-face style:name="Tahoma" svg:font-family="Tahoma" style:font-pitch="variable"/>
    <style:font-face style:name="Albany" svg:font-family="Albany"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Albany1" svg:font-family="Albany" style:font-family-generic="swiss" style:font-pitch="variable"/>
    <style:font-face style:name="PT Sans" svg:font-family="'PT Sans'" style:font-family-generic="swiss" style:font-pitch="variable"/>
    <style:font-face style:name="PT Sans Narrow" svg:font-family="'PT Sans Narrow'"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list-style-name="L1">
      <style:graphic-properties draw:stroke="none" draw:fill-color="#fff5ce" draw:textarea-horizontal-align="left" draw:textarea-vertical-align="top" draw:auto-grow-height="false" fo:min-height="69.718cm" fo:min-width="50.308cm" fo:wrap-option="wrap"/>
    </style:style>
    <style:style style:name="gr2" style:family="graphic" style:parent-style-name="standard">
      <style:graphic-properties draw:fill-color="#ffffff" draw:textarea-horizontal-align="justify" draw:textarea-vertical-align="middle" draw:auto-grow-height="false" fo:min-height="2.688cm" fo:min-width="21.017cm"/>
    </style:style>
    <style:style style:name="gr3" style:family="graphic" style:parent-style-name="objectwithoutfill">
      <style:graphic-properties draw:fill="none"/>
    </style:style>
    <style:style style:name="gr4" style:family="graphic" style:parent-style-name="standard">
      <style:graphic-properties draw:fill-color="#ffffff" draw:textarea-horizontal-align="justify" draw:textarea-vertical-align="middle" draw:auto-grow-height="false" fo:min-height="1.194cm" fo:min-width="1.194cm"/>
    </style:style>
    <style:style style:name="gr5" style:family="graphic" style:parent-style-name="standard">
      <style:graphic-properties draw:fill-color="#000000" draw:textarea-horizontal-align="justify" draw:textarea-vertical-align="middle" draw:auto-grow-height="false" fo:min-height="1.194cm" fo:min-width="1.194cm"/>
    </style:style>
    <style:style style:name="gr6" style:family="graphic" style:parent-style-name="standard">
      <style:graphic-properties draw:stroke="none" svg:stroke-color="#000000" draw:fill="none" draw:fill-color="#ffffff" draw:textarea-horizontal-align="left" draw:auto-grow-height="true" draw:auto-grow-width="true" fo:min-height="1.66cm" fo:min-width="8.464cm"/>
    </style:style>
    <style:style style:name="gr7" style:family="graphic" style:parent-style-name="standard">
      <style:graphic-properties draw:stroke="none" svg:stroke-color="#000000" draw:fill="none" draw:fill-color="#ffffff" draw:textarea-horizontal-align="left" draw:auto-grow-height="true" draw:auto-grow-width="true" fo:min-height="1.66cm" fo:min-width="10.56cm"/>
    </style:style>
    <style:style style:name="gr8" style:family="graphic" style:parent-style-name="standard">
      <style:graphic-properties draw:stroke="none" svg:stroke-color="#000000" draw:fill="none" draw:fill-color="#ffffff" draw:textarea-horizontal-align="left" draw:auto-grow-height="true" draw:auto-grow-width="true" fo:min-height="1.66cm" fo:min-width="8.325cm"/>
    </style:style>
    <style:style style:name="gr9" style:family="graphic" style:parent-style-name="standard">
      <style:graphic-properties draw:fill-color="#000000" draw:textarea-horizontal-align="justify" draw:textarea-vertical-align="middle" draw:auto-grow-height="false" fo:min-height="0.786cm" fo:min-width="0.786cm"/>
    </style:style>
    <style:style style:name="gr10" style:family="graphic" style:parent-style-name="standard">
      <style:graphic-properties draw:stroke="none" svg:stroke-color="#000000" draw:fill="none" draw:fill-color="#ffffff" draw:textarea-horizontal-align="left" draw:auto-grow-height="true" draw:auto-grow-width="true" fo:min-height="1.66cm" fo:min-width="5.565cm"/>
    </style:style>
    <style:style style:name="gr11" style:family="graphic" style:parent-style-name="standard">
      <style:graphic-properties draw:stroke="none" svg:stroke-color="#000000" draw:fill="none" draw:fill-color="#ffffff" draw:textarea-horizontal-align="left" draw:auto-grow-height="true" draw:auto-grow-width="true" fo:min-height="1.66cm" fo:min-width="10.158cm"/>
    </style:style>
    <style:style style:name="gr12" style:family="graphic" style:parent-style-name="standard">
      <style:graphic-properties draw:stroke="none" svg:stroke-color="#000000" draw:fill="none" draw:fill-color="#ffffff" draw:textarea-horizontal-align="left" draw:auto-grow-height="true" draw:auto-grow-width="true" fo:min-height="1.66cm" fo:min-width="5.662cm"/>
    </style:style>
    <style:style style:name="gr13" style:family="graphic" style:parent-style-name="standard">
      <style:graphic-properties draw:stroke="none" svg:stroke-color="#000000" draw:fill="none" draw:fill-color="#ffffff" draw:textarea-horizontal-align="left" draw:auto-grow-height="true" draw:auto-grow-width="true" fo:min-height="1.66cm" fo:min-width="12.401cm"/>
    </style:style>
    <style:style style:name="gr14" style:family="graphic" style:parent-style-name="standard">
      <style:graphic-properties draw:stroke="none" svg:stroke-color="#000000" draw:fill="none" draw:fill-color="#ffffff" draw:textarea-horizontal-align="left" draw:auto-grow-height="true" draw:auto-grow-width="true" fo:min-height="1.66cm" fo:min-width="15.987cm"/>
    </style:style>
    <style:style style:name="gr15" style:family="graphic" style:parent-style-name="standard">
      <style:graphic-properties draw:fill-color="#ffffff" draw:textarea-horizontal-align="justify" draw:textarea-vertical-align="middle" draw:auto-grow-height="false" fo:min-height="0.786cm" fo:min-width="0.786cm"/>
    </style:style>
    <style:style style:name="gr16" style:family="graphic" style:parent-style-name="standard">
      <style:graphic-properties draw:stroke="none" svg:stroke-color="#000000" draw:fill="none" draw:fill-color="#ffffff" draw:textarea-horizontal-align="left" draw:auto-grow-height="true" draw:auto-grow-width="true" fo:min-height="1.66cm" fo:min-width="9.15cm"/>
    </style:style>
    <style:style style:name="gr17" style:family="graphic" style:parent-style-name="standard">
      <style:graphic-properties draw:stroke="none" svg:stroke-color="#000000" draw:fill="none" draw:fill-color="#ffffff" draw:textarea-horizontal-align="left" draw:auto-grow-height="true" draw:auto-grow-width="true" fo:min-height="1.66cm" fo:min-width="3.037cm"/>
    </style:style>
    <style:style style:name="gr18" style:family="graphic" style:parent-style-name="standard">
      <style:graphic-properties draw:stroke="none" svg:stroke-color="#000000" draw:fill="none" draw:fill-color="#ffffff" draw:textarea-horizontal-align="left" draw:auto-grow-height="true" draw:auto-grow-width="true" fo:min-height="1.66cm" fo:min-width="5.84cm"/>
    </style:style>
    <style:style style:name="gr19" style:family="graphic" style:parent-style-name="standard">
      <style:graphic-properties draw:stroke="none" svg:stroke-color="#000000" draw:fill="none" draw:fill-color="#ffffff" draw:textarea-horizontal-align="left" draw:auto-grow-height="true" draw:auto-grow-width="true" fo:min-height="1.66cm" fo:min-width="7.089cm"/>
    </style:style>
    <style:style style:name="gr20" style:family="graphic" style:parent-style-name="standard">
      <style:graphic-properties draw:stroke="none" svg:stroke-color="#000000" draw:fill="none" draw:fill-color="#ffffff" draw:textarea-horizontal-align="left" draw:auto-grow-height="true" draw:auto-grow-width="true" fo:min-height="1.66cm" fo:min-width="3.503cm"/>
    </style:style>
    <style:style style:name="gr21" style:family="graphic" style:parent-style-name="standard">
      <style:graphic-properties draw:stroke="none" svg:stroke-color="#000000" draw:fill="none" draw:fill-color="#ffffff" draw:textarea-horizontal-align="left" draw:auto-grow-height="true" draw:auto-grow-width="true" fo:min-height="1.66cm" fo:min-width="5.539cm"/>
    </style:style>
    <style:style style:name="gr22" style:family="graphic" style:parent-style-name="standard">
      <style:graphic-properties draw:stroke="none" svg:stroke-color="#000000" draw:fill="none" draw:fill-color="#ffffff" draw:textarea-horizontal-align="left" draw:auto-grow-height="true" draw:auto-grow-width="true" fo:min-height="1.66cm" fo:min-width="4.955cm"/>
    </style:style>
    <style:style style:name="gr23" style:family="graphic" style:parent-style-name="standard">
      <style:graphic-properties draw:stroke="none" svg:stroke-color="#000000" draw:fill="none" draw:fill-color="#ffffff" draw:textarea-horizontal-align="left" draw:auto-grow-height="true" draw:auto-grow-width="true" fo:min-height="1.66cm" fo:min-width="17.172cm"/>
    </style:style>
    <style:style style:name="gr24" style:family="graphic" style:parent-style-name="standard">
      <style:graphic-properties draw:stroke="none" svg:stroke-color="#000000" draw:fill="none" draw:fill-color="#ffffff" draw:textarea-horizontal-align="left" draw:auto-grow-height="true" draw:auto-grow-width="true" fo:min-height="1.66cm" fo:min-width="13.036cm"/>
    </style:style>
    <style:style style:name="gr25" style:family="graphic" style:parent-style-name="standard">
      <style:graphic-properties draw:stroke="none" svg:stroke-color="#000000" draw:fill="none" draw:fill-color="#ffffff" draw:textarea-horizontal-align="left" draw:auto-grow-height="true" draw:auto-grow-width="true" fo:min-height="1.66cm" fo:min-width="9.451cm"/>
    </style:style>
    <style:style style:name="gr26" style:family="graphic" style:parent-style-name="standard">
      <style:graphic-properties draw:stroke="none" svg:stroke-color="#000000" draw:fill="none" draw:fill-color="#ffffff" draw:textarea-horizontal-align="left" draw:auto-grow-height="true" draw:auto-grow-width="true" fo:min-height="1.66cm" fo:min-width="13.587cm"/>
    </style:style>
    <style:style style:name="gr27" style:family="graphic" style:parent-style-name="standard">
      <style:graphic-properties draw:stroke="none" draw:fill="none"/>
    </style:style>
    <style:style style:name="gr28" style:family="graphic" style:parent-style-name="standard" style:list-style-name="L1">
      <style:graphic-properties draw:stroke="none" draw:fill-color="#fff5ce" draw:textarea-horizontal-align="left" draw:textarea-vertical-align="top" draw:auto-grow-height="false" fo:min-height="26.312cm" fo:min-width="31.178cm" fo:wrap-option="wrap"/>
    </style:style>
    <style:style style:name="gr29" style:family="graphic" style:parent-style-name="standard" style:list-style-name="L1">
      <style:graphic-properties draw:stroke="none" draw:fill-color="#fff5ce" draw:textarea-horizontal-align="left" draw:textarea-vertical-align="top" draw:auto-grow-height="false" fo:min-height="37.743cm" fo:min-width="34.801cm" fo:wrap-option="wrap"/>
    </style:style>
    <style:style style:name="gr30" style:family="graphic" style:parent-style-name="standard" style:list-style-name="L1">
      <style:graphic-properties draw:stroke="none" draw:fill-color="#fff5ce" draw:textarea-horizontal-align="left" draw:textarea-vertical-align="top" draw:auto-grow-height="false" fo:min-height="55.348cm" fo:min-width="50.144cm" fo:wrap-option="wrap"/>
    </style:style>
    <style:style style:name="gr31" style:family="graphic" style:parent-style-name="standard" style:list-style-name="L1">
      <style:graphic-properties draw:stroke="none" draw:fill-color="#fff5ce" draw:textarea-horizontal-align="left" draw:textarea-vertical-align="top" draw:auto-grow-height="false" fo:min-height="7.527cm" fo:min-width="50.144cm" fo:wrap-option="wrap"/>
    </style:style>
    <style:style style:name="gr32" style:family="graphic" style:parent-style-name="standard" style:list-style-name="L1">
      <style:graphic-properties draw:stroke="none" draw:fill-color="#fff5ce" draw:textarea-horizontal-align="left" draw:textarea-vertical-align="top" draw:auto-grow-height="false" fo:min-height="28.809cm" fo:min-width="50.037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color="#fff5ce"/>
      <style:paragraph-properties fo:margin-left="0cm" fo:margin-right="0cm" fo:margin-top="0cm" fo:margin-bottom="0cm" fo:line-height="100%" fo:text-align="start" fo:text-indent="0cm" style:writing-mode="lr-tb"/>
      <style:text-properties style:font-name="PT Sans Narrow" fo:font-size="39pt" style:font-size-asian="39pt" style:font-size-complex="39pt"/>
    </style:style>
    <style:style style:name="P3" style:family="paragraph">
      <style:paragraph-properties fo:text-align="center" style:writing-mode="lr-tb"/>
      <style:text-properties style:font-name="PT Sans1"/>
    </style:style>
    <style:style style:name="P4" style:family="paragraph">
      <loext:graphic-properties draw:fill-color="#ffffff"/>
      <style:paragraph-properties fo:text-align="center" style:writing-mode="lr-tb"/>
      <style:text-properties style:font-name="PT Sans1" fo:font-size="36pt" style:font-size-asian="36pt" style:font-size-complex="36pt"/>
    </style:style>
    <style:style style:name="P5" style:family="paragraph">
      <loext:graphic-properties draw:fill="none"/>
      <style:paragraph-properties fo:text-align="center"/>
    </style:style>
    <style:style style:name="P6" style:family="paragraph">
      <loext:graphic-properties draw:fill-color="#ffffff"/>
      <style:paragraph-properties fo:text-align="center"/>
    </style:style>
    <style:style style:name="P7" style:family="paragraph">
      <loext:graphic-properties draw:fill-color="#000000"/>
      <style:paragraph-properties fo:text-align="center"/>
    </style:style>
    <style:style style:name="P8" style:family="paragraph">
      <style:text-properties style:font-name="PT Sans1"/>
    </style:style>
    <style:style style:name="P9" style:family="paragraph">
      <loext:graphic-properties draw:fill="none" draw:fill-color="#ffffff"/>
      <style:paragraph-properties style:writing-mode="lr-tb"/>
      <style:text-properties style:font-name="PT Sans1" fo:font-size="36pt" style:font-size-asian="36pt" style:font-size-complex="36pt"/>
    </style:style>
    <style:style style:name="P10" style:family="paragraph">
      <loext:graphic-properties draw:fill="none" draw:fill-color="#ffffff"/>
      <style:paragraph-properties style:writing-mode="lr-tb"/>
      <style:text-properties style:font-name="PT Sans1" fo:font-size="40pt" style:font-size-asian="40pt" style:font-size-complex="40pt"/>
    </style:style>
    <style:style style:name="P11" style:family="paragraph">
      <loext:graphic-properties draw:fill="none"/>
      <style:paragraph-properties style:writing-mode="lr-tb"/>
    </style:style>
    <style:style style:name="P12" style:family="paragraph">
      <loext:graphic-properties draw:fill-color="#fff5ce"/>
      <style:paragraph-properties fo:margin-left="0cm" fo:margin-right="0cm" fo:margin-top="0cm" fo:margin-bottom="0cm" fo:line-height="100%" fo:text-align="start" fo:text-indent="0cm" style:writing-mode="lr-tb"/>
      <style:text-properties style:font-name="PT Sans" fo:font-size="36pt" fo:font-weight="normal" style:font-size-asian="36pt" style:font-weight-asian="normal" style:font-size-complex="36pt" style:font-weight-complex="normal"/>
    </style:style>
    <style:style style:name="P13" style:family="paragraph">
      <loext:graphic-properties draw:fill-color="#fff5ce"/>
      <style:paragraph-properties fo:margin-left="0cm" fo:margin-right="0cm" fo:margin-top="0cm" fo:margin-bottom="0cm" fo:line-height="100%" fo:text-align="start" fo:text-indent="0cm" style:writing-mode="lr-tb"/>
      <style:text-properties style:font-name="PT Sans Narrow" fo:font-size="39pt" fo:font-weight="normal" style:font-size-asian="39pt" style:font-weight-asian="normal" style:font-size-complex="39pt" style:font-weight-complex="normal"/>
    </style:style>
    <style:style style:name="T1" style:family="text">
      <style:text-properties style:font-name="PT Sans" fo:font-size="36pt" fo:font-weight="bold" style:font-size-asian="36pt" style:font-weight-asian="bold" style:font-size-complex="36pt" style:font-weight-complex="bold"/>
    </style:style>
    <style:style style:name="T2" style:family="text">
      <style:text-properties style:font-name="PT Sans" fo:font-size="36pt" style:font-size-asian="36pt" style:font-size-complex="36pt"/>
    </style:style>
    <style:style style:name="T3" style:family="text">
      <style:text-properties style:font-name="PT Sans" fo:font-size="36pt" style:text-underline-style="solid" style:text-underline-width="auto" style:text-underline-color="font-color" style:font-size-asian="36pt" style:font-size-complex="36pt"/>
    </style:style>
    <style:style style:name="T4" style:family="text">
      <style:text-properties style:font-name="PT Sans" fo:font-size="36pt" style:text-underline-style="none" style:font-size-asian="36pt" style:font-size-complex="36pt"/>
    </style:style>
    <style:style style:name="T5" style:family="text">
      <style:text-properties style:use-window-font-color="true" style:text-outline="false" style:text-line-through-style="none" style:text-line-through-type="none" style:font-name="PT Sans" fo:font-size="36pt" fo:font-style="normal" fo:text-shadow="none" style:text-underline-style="none" fo:font-weight="normal" style:font-name-asian="MS Gothic" style:font-size-asian="36pt" style:font-style-asian="normal" style:font-weight-asian="normal" style:font-name-complex="Tahoma" style:font-size-complex="36pt" style:font-style-complex="normal" style:font-weight-complex="normal" style:text-emphasize="none" style:font-relief="none"/>
    </style:style>
    <style:style style:name="T6" style:family="text">
      <style:text-properties style:use-window-font-color="true" style:text-outline="false" style:text-line-through-style="none" style:text-line-through-type="none" style:font-name="PT Sans" fo:font-size="36pt" fo:font-style="italic" fo:text-shadow="none" style:text-underline-style="solid" style:text-underline-width="auto" style:text-underline-color="font-color" fo:font-weight="normal" style:font-name-asian="MS Gothic" style:font-size-asian="36pt" style:font-style-asian="italic" style:font-weight-asian="normal" style:font-name-complex="Tahoma" style:font-size-complex="36pt" style:font-style-complex="italic" style:font-weight-complex="normal" style:text-emphasize="none" style:font-relief="none"/>
    </style:style>
    <style:style style:name="T7" style:family="text">
      <style:text-properties style:font-name="PT Sans" fo:font-size="36pt" fo:font-style="italic" style:text-underline-style="solid" style:text-underline-width="auto" style:text-underline-color="font-color" style:font-size-asian="36pt" style:font-style-asian="italic" style:font-size-complex="36pt" style:font-style-complex="italic"/>
    </style:style>
    <style:style style:name="T8" style:family="text">
      <style:text-properties style:font-name="PT Sans" fo:font-size="36pt" fo:font-style="normal" style:text-underline-style="none" style:font-size-asian="36pt" style:font-style-asian="normal" style:font-size-complex="36pt" style:font-style-complex="normal"/>
    </style:style>
    <style:style style:name="T9" style:family="text">
      <style:text-properties style:font-name="PT Sans" fo:font-size="36pt" fo:font-style="italic" style:font-size-asian="36pt" style:font-style-asian="italic" style:font-size-complex="36pt" style:font-style-complex="italic"/>
    </style:style>
    <style:style style:name="T10" style:family="text">
      <style:text-properties style:use-window-font-color="true" style:text-outline="false" style:text-line-through-style="none" style:text-line-through-type="none" style:font-name="PT Sans" fo:font-size="36pt" fo:font-style="normal" fo:text-shadow="none" fo:font-weight="normal" style:font-name-asian="MS Gothic" style:font-size-asian="36pt" style:font-style-asian="normal" style:font-weight-asian="normal" style:font-name-complex="Tahoma" style:font-size-complex="36pt" style:font-style-complex="normal" style:font-weight-complex="normal" style:text-emphasize="none" style:font-relief="none"/>
    </style:style>
    <style:style style:name="T11" style:family="text">
      <style:text-properties style:use-window-font-color="true" style:text-outline="false" style:text-line-through-style="none" style:text-line-through-type="none" style:font-name="PT Sans" fo:font-size="36pt" fo:font-style="normal" fo:text-shadow="none" style:text-underline-style="solid" style:text-underline-width="auto" style:text-underline-color="font-color" fo:font-weight="normal" style:font-name-asian="MS Gothic" style:font-size-asian="36pt" style:font-style-asian="normal" style:font-weight-asian="normal" style:font-name-complex="Tahoma" style:font-size-complex="36pt" style:font-style-complex="normal" style:font-weight-complex="normal" style:text-emphasize="none" style:font-relief="none"/>
    </style:style>
    <style:style style:name="T12" style:family="text">
      <style:text-properties style:use-window-font-color="true" style:text-outline="false" style:text-line-through-style="none" style:text-line-through-type="none" style:font-name="PT Sans" fo:font-size="36pt" fo:font-style="italic" fo:text-shadow="none" style:text-underline-style="none" fo:font-weight="normal" style:font-name-asian="MS Gothic" style:font-size-asian="36pt" style:font-style-asian="italic" style:font-weight-asian="normal" style:font-name-complex="Tahoma" style:font-size-complex="36pt" style:font-style-complex="italic" style:font-weight-complex="normal" style:text-emphasize="none" style:font-relief="none"/>
    </style:style>
    <style:style style:name="T13" style:family="text">
      <style:text-properties style:use-window-font-color="true" style:text-outline="false" style:text-line-through-style="none" style:text-line-through-type="none" style:font-name="PT Sans" fo:font-size="36pt" fo:text-shadow="none" fo:font-weight="normal" style:font-name-asian="MS Gothic" style:font-size-asian="36pt" style:font-weight-asian="normal" style:font-name-complex="Tahoma" style:font-size-complex="36pt" style:font-weight-complex="normal" style:text-emphasize="none" style:font-relief="none"/>
    </style:style>
    <style:style style:name="T14" style:family="text">
      <style:text-properties style:font-name="PT Sans" fo:font-size="36pt" style:text-underline-style="none" fo:font-weight="normal" style:font-size-asian="36pt" style:font-weight-asian="normal" style:font-size-complex="36pt" style:font-weight-complex="normal"/>
    </style:style>
    <style:style style:name="T15" style:family="text">
      <style:text-properties style:font-name="PT Sans1" fo:font-size="36pt" style:font-size-asian="36pt" style:font-size-complex="36pt"/>
    </style:style>
    <style:style style:name="T16" style:family="text">
      <style:text-properties style:font-name="PT Sans1" fo:font-size="40pt" style:font-size-asian="40pt" style:font-size-complex="40pt"/>
    </style:style>
    <style:style style:name="T17" style:family="text">
      <style:text-properties fo:font-style="italic" style:font-style-asian="italic" style:font-style-complex="italic"/>
    </style:style>
    <style:style style:name="T18" style:family="text">
      <style:text-properties style:font-name="PT Sans" fo:font-size="36pt" fo:font-weight="normal" style:font-size-asian="36pt" style:font-weight-asian="normal" style:font-size-complex="36pt" style:font-weight-complex="normal"/>
    </style:style>
    <style:style style:name="T19" style:family="text">
      <style:text-properties style:font-name="PT Sans" fo:font-size="36pt" fo:font-style="italic" fo:font-weight="normal" style:font-size-asian="36pt" style:font-style-asian="italic" style:font-weight-asian="normal" style:font-size-complex="36pt" style:font-style-complex="italic" style:font-weight-complex="normal"/>
    </style:style>
    <style:style style:name="T20" style:family="text">
      <style:text-properties style:font-name="PT Sans" fo:font-size="36pt" fo:font-style="normal" fo:font-weight="normal" style:font-size-asian="36pt" style:font-style-asian="normal" style:font-weight-asian="normal" style:font-size-complex="36pt" style:font-style-complex="normal" style:font-weight-complex="normal"/>
    </style:style>
    <style:style style:name="T21" style:family="text">
      <style:text-properties style:font-name="PT Sans" fo:font-size="36pt" fo:font-style="normal" style:text-underline-style="none" fo:font-weight="normal" style:font-size-asian="36pt" style:font-style-asian="normal" style:font-weight-asian="normal" style:font-size-complex="36pt" style:font-style-complex="normal" style:font-weight-complex="normal"/>
    </style:style>
    <style:style style:name="T22" style:family="text">
      <style:text-properties style:font-name="DejaVu Sans Mono" fo:font-size="36pt" fo:font-style="italic" style:text-underline-style="solid" style:text-underline-width="auto" style:text-underline-color="font-color" fo:font-weight="normal" style:font-size-asian="36pt" style:font-style-asian="italic" style:font-weight-asian="normal" style:font-size-complex="36pt" style:font-style-complex="italic" style:font-weight-complex="normal"/>
    </style:style>
    <style:style style:name="T23" style:family="text">
      <style:text-properties style:font-name="DejaVu Sans Mono" fo:font-size="36pt" fo:font-style="normal" fo:font-weight="normal" style:font-size-asian="36pt" style:font-style-asian="normal" style:font-weight-asian="normal" style:font-size-complex="36pt" style:font-style-complex="normal" style:font-weight-complex="normal"/>
    </style:style>
    <style:style style:name="T24" style:family="text">
      <style:text-properties style:font-name="DejaVu Sans Mono" fo:font-size="36pt" fo:font-style="normal" style:text-underline-style="none" fo:font-weight="normal" style:font-size-asian="36pt" style:font-style-asian="normal" style:font-weight-asian="normal" style:font-size-complex="36pt" style:font-style-complex="normal" style:font-weight-complex="normal"/>
    </style:style>
    <style:style style:name="T25" style:family="text">
      <style:text-properties style:use-window-font-color="true" style:text-outline="false" style:text-line-through-style="none" style:text-line-through-type="none" style:font-name="DejaVu Sans Mono" fo:font-size="36pt" fo:font-style="normal" fo:text-shadow="none" style:text-underline-style="none" fo:font-weight="normal" style:font-name-asian="MS Gothic" style:font-size-asian="36pt" style:font-style-asian="normal" style:font-weight-asian="normal" style:font-name-complex="Tahoma" style:font-size-complex="36pt" style:font-style-complex="normal" style:font-weight-complex="normal" style:text-emphasize="none" style:font-relief="none"/>
    </style:style>
    <style:style style:name="T26" style:family="text">
      <style:text-properties style:font-name="PT Sans" fo:font-size="36pt" fo:font-style="normal" style:text-underline-style="solid" style:text-underline-width="auto" style:text-underline-color="font-color" fo:font-weight="normal" style:font-size-asian="36pt" style:font-style-asian="normal" style:font-weight-asian="normal" style:font-size-complex="36pt" style:font-style-complex="normal" style:font-weight-complex="normal"/>
    </style:style>
    <style:style style:name="T27" style:family="text">
      <style:text-properties style:font-name="PT Sans" fo:font-size="36pt" fo:font-style="normal" fo:font-weight="bold" style:font-size-asian="36pt" style:font-style-asian="normal" style:font-weight-asian="bold" style:font-size-complex="36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layer="layout" svg:width="50.507cm" svg:height="69.917cm" svg:x="0.991cm" svg:y="0.991cm">
          <text:p text:style-name="P1"><text:span text:style-name="T1">Entity type headings</text:span></text:p>
          <text:p text:style-name="P1"><text:span text:style-name="T2"/></text:p>
          <text:p text:style-name="P1"><text:span text:style-name="T2">Garden ( </text:span><text:span text:style-name="T3">GardenId</text:span><text:span text:style-name="T4"> (Integer)</text:span><text:span text:style-name="T2">, GardenName (String), Description (String) )</text:span></text:p>
          <text:p text:style-name="P1"><text:span text:style-name="T2"/></text:p>
          <text:p text:style-name="P1"><text:span text:style-name="T5">GardenGardener ( </text:span><text:span text:style-name="T6">GardenId</text:span><text:span text:style-name="T5"> (Integer) (refs Garden.GardenId), </text:span><text:span text:style-name="T6">GardenerId</text:span><text:span text:style-name="T5"> (Integer) (refs Gardener.GardenerId) )</text:span></text:p>
          <text:p text:style-name="P1"><text:span text:style-name="T2"/></text:p>
          <text:p text:style-name="P1"><text:span text:style-name="T2">Gardener ( </text:span><text:span text:style-name="T3">GardenerId</text:span><text:span text:style-name="T4"> (Integer)</text:span><text:span text:style-name="T2">, GardenerName (String), EmailAddress (String) )</text:span></text:p>
          <text:p text:style-name="P1"><text:span text:style-name="T2"/></text:p>
          <text:p text:style-name="P1"><text:span text:style-name="T2">GardenAreaGardener ( </text:span><text:span text:style-name="T7">GardenAreaId</text:span><text:span text:style-name="T8"> (Integer) (refs GardenArea.GardenAreaId), </text:span><text:span text:style-name="T7">GardenerId</text:span><text:span text:style-name="T8"> (refs Gardener.GardenerId) (Integer) )</text:span></text:p>
          <text:p text:style-name="P1"><text:span text:style-name="T2"/></text:p>
          <text:p text:style-name="P1"><text:span text:style-name="T2">GardenArea ( </text:span><text:span text:style-name="T3">GardenAreaId</text:span><text:span text:style-name="T4"> (Integer)</text:span><text:span text:style-name="T2">, GardenAreaName (String), </text:span><text:span text:style-name="T9">GardenId</text:span><text:span text:style-name="T2"> (Integer) (refs Garden.GardenId)</text:span></text:p>
          <text:p text:style-name="P1"><text:span text:style-name="T2"/></text:p>
          <text:p text:style-name="P1"><text:span text:style-name="T2">GardenObject ( </text:span><text:span text:style-name="T3">GardenObjectId</text:span><text:span text:style-name="T4"> (Integer)</text:span><text:span text:style-name="T2">, GardenObjectName (String), Type (String), Description (String), MonetaryValue (Decimal(2dp)), </text:span><text:span text:style-name="T9">GardenAreaId</text:span><text:span text:style-name="T2"> (Integer) (refs GardenArea.GardenAreaId (the 'location' of the object) ), </text:span><text:span text:style-name="T9">GardenerId</text:span><text:span text:style-name="T2"> (Integer) (refs Garderner.GardernerId (the owner of the object ) )</text:span></text:p>
          <text:p text:style-name="P1"><text:span text:style-name="T2"/></text:p>
          <text:p text:style-name="P1"><text:span text:style-name="T2">GardenObjectExtraAttribute( </text:span><text:span text:style-name="T7">GardenObjectId</text:span><text:span text:style-name="T8"> (Integer) (refs GardenObject.GardenObjectId), </text:span><text:span text:style-name="T7">ExtraAttributeId</text:span><text:span text:style-name="T8"> (Integer) (refs ExtraAttribute.ExtraAttributeId )</text:span></text:p>
          <text:p text:style-name="P1"><text:span text:style-name="T2"/></text:p>
          <text:p text:style-name="P1"><text:span text:style-name="T10">ExtraAttribute ( </text:span><text:span text:style-name="T11">ExtraAttributeId</text:span><text:span text:style-name="T5"> (Integer), ExtraAttributeName (String), DataType (String), Value (String) )</text:span></text:p>
          <text:p text:style-name="P1"><text:span text:style-name="T5"/></text:p>
          <text:p text:style-name="P1"><text:span text:style-name="T5">Task( </text:span><text:span text:style-name="T11">TaskId</text:span><text:span text:style-name="T5"> (Integer), TaskName (String), Description (String), StartDate (String), DeadlineDate (String), </text:span><text:span text:style-name="T12">GardenerId</text:span><text:span text:style-name="T5"> (Integer) (refs Gardener.GardenerId) )</text:span></text:p>
          <text:p text:style-name="P1"><text:span text:style-name="T5"/></text:p>
          <text:p text:style-name="P1"><text:span text:style-name="T5">Image( </text:span><text:span text:style-name="T11">ImageId</text:span><text:span text:style-name="T5"> (Integer), ImageName (String), ImageFilename (String) )</text:span></text:p>
          <text:p text:style-name="P1"><text:span text:style-name="T2"/></text:p>
          <text:p text:style-name="P1"><text:span text:style-name="T2">=========================</text:span></text:p>
          <text:p text:style-name="P1"><text:span text:style-name="T2">The following is the ImageEntityType relation that we'll use in the database schema:</text:span></text:p>
          <text:p text:style-name="P1"><text:span text:style-name="T2"/></text:p>
          <text:p text:style-name="P1"><text:span text:style-name="T13">ImageEntityType( </text:span><text:span text:style-name="T6">ImageId</text:span><text:span text:style-name="T5"> (Integer) (refs Image.ImageId), EntityTypeName (String), EntityId (Integer) )</text:span></text:p>
          <text:p text:style-name="P1"><text:span text:style-name="T5"/></text:p>
          <text:p text:style-name="P1"><text:span text:style-name="T5">The following is not standard SQL, but is how the relation would look if it were possible:</text:span></text:p>
          <text:p text:style-name="P1"><text:span text:style-name="T8"/></text:p>
          <text:p text:style-name="P1"><text:span text:style-name="T5">ImageEntityType( </text:span><text:span text:style-name="T6">ImageId</text:span><text:span text:style-name="T5"> (Integer) (refs Image.ImageId), EntityTypeName (String)</text:span><text:span text:style-name="T8">, </text:span><text:span text:style-name="T7">EntityId</text:span><text:span text:style-name="T8"> (Integer) (refs EntityTypeName.EntityId) )</text:span></text:p>
          <text:p text:style-name="P1"><text:span text:style-name="T8">=========================</text:span></text:p>
          <text:p text:style-name="P1"><text:span text:style-name="T2"/></text:p>
          <text:p text:style-name="P1"><text:span text:style-name="T1"/></text:p>
          <text:p text:style-name="P1"><text:span text:style-name="T2"/></text:p>
          <text:p text:style-name="P1"><text:span text:style-name="T14"/></text:p>
          <draw:enhanced-geometry svg:viewBox="0 0 21600 21600" draw:mirror-horizontal="false" draw:mirror-vertical="false" draw:glue-points="10800 0 0 10800 10800 21600 21600 10800 ?f40 ?f41" draw:text-areas="0 0 21600 21600" draw:type="rectangular-callout" draw:modifiers="21344.262295082 185.97785977859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4" draw:layer="layout" svg:width="21.217cm" svg:height="2.888cm" svg:x="90.469cm" svg:y="0.998cm">
          <text:p text:style-name="P3"><text:span text:style-name="T15">Gard</text:span><text:span text:style-name="T15">en</text:span></text:p>
          <draw:enhanced-geometry svg:viewBox="0 0 21600 21600" draw:type="rectangle" draw:enhanced-path="M 0 0 L 21600 0 21600 21600 0 21600 0 0 Z N"/>
        </draw:custom-shape>
        <draw:custom-shape draw:style-name="gr2" draw:text-style-name="P4" draw:layer="layout" svg:width="21.217cm" svg:height="2.888cm" svg:x="126.602cm" svg:y="11.357cm">
          <text:p text:style-name="P3"><text:span text:style-name="T15">G</text:span><text:span text:style-name="T15">a</text:span><text:span text:style-name="T15">r</text:span><text:span text:style-name="T15">d</text:span><text:span text:style-name="T15">e</text:span><text:span text:style-name="T15">n</text:span><text:span text:style-name="T15">A</text:span><text:span text:style-name="T15">r</text:span><text:span text:style-name="T15">e</text:span><text:span text:style-name="T15">a</text:span><text:span text:style-name="T15">G</text:span><text:span text:style-name="T15">a</text:span><text:span text:style-name="T15">r</text:span><text:span text:style-name="T15">d</text:span><text:span text:style-name="T15">e</text:span><text:span text:style-name="T15">n</text:span><text:span text:style-name="T15">e</text:span><text:span text:style-name="T15">r</text:span></text:p>
          <draw:enhanced-geometry svg:viewBox="0 0 21600 21600" draw:type="rectangle" draw:enhanced-path="M 0 0 L 21600 0 21600 21600 0 21600 0 0 Z N"/>
        </draw:custom-shape>
        <draw:custom-shape draw:style-name="gr2" draw:text-style-name="P4" draw:layer="layout" svg:width="21.217cm" svg:height="2.888cm" svg:x="90.469cm" svg:y="21.716cm">
          <text:p text:style-name="P3"><text:span text:style-name="T15">G</text:span><text:span text:style-name="T15">a</text:span><text:span text:style-name="T15">r</text:span><text:span text:style-name="T15">d</text:span><text:span text:style-name="T15">e</text:span><text:span text:style-name="T15">n</text:span><text:span text:style-name="T15">O</text:span><text:span text:style-name="T15">bj</text:span><text:span text:style-name="T15">e</text:span><text:span text:style-name="T15">ct</text:span></text:p>
          <draw:enhanced-geometry svg:viewBox="0 0 21600 21600" draw:type="rectangle" draw:enhanced-path="M 0 0 L 21600 0 21600 21600 0 21600 0 0 Z N"/>
        </draw:custom-shape>
        <draw:custom-shape draw:style-name="gr2" draw:text-style-name="P4" draw:layer="layout" svg:width="21.217cm" svg:height="2.888cm" svg:x="90.469cm" svg:y="42.333cm">
          <text:p text:style-name="P3"><text:span text:style-name="T15">E</text:span><text:span text:style-name="T15">x</text:span><text:span text:style-name="T15">t</text:span><text:span text:style-name="T15">r</text:span><text:span text:style-name="T15">a</text:span><text:span text:style-name="T15">A</text:span><text:span text:style-name="T15">t</text:span><text:span text:style-name="T15">t</text:span><text:span text:style-name="T15">r</text:span><text:span text:style-name="T15">i</text:span><text:span text:style-name="T15">b</text:span><text:span text:style-name="T15">u</text:span><text:span text:style-name="T15">t</text:span><text:span text:style-name="T15">e</text:span></text:p>
          <draw:enhanced-geometry svg:viewBox="0 0 21600 21600" draw:type="rectangle" draw:enhanced-path="M 0 0 L 21600 0 21600 21600 0 21600 0 0 Z N"/>
        </draw:custom-shape>
        <draw:custom-shape draw:style-name="gr2" draw:text-style-name="P4" draw:layer="layout" svg:width="21.217cm" svg:height="2.888cm" svg:x="90.469cm" svg:y="32.073cm">
          <text:p text:style-name="P3"><text:span text:style-name="T15">G</text:span><text:span text:style-name="T15">a</text:span><text:span text:style-name="T15">r</text:span><text:span text:style-name="T15">d</text:span><text:span text:style-name="T15">e</text:span><text:span text:style-name="T15">n</text:span><text:span text:style-name="T15">O</text:span><text:span text:style-name="T15">b</text:span><text:span text:style-name="T15">j</text:span><text:span text:style-name="T15">e</text:span><text:span text:style-name="T15">c</text:span><text:span text:style-name="T15">t</text:span><text:span text:style-name="T15">E</text:span><text:span text:style-name="T15">x</text:span><text:span text:style-name="T15">t</text:span><text:span text:style-name="T15">r</text:span><text:span text:style-name="T15">a</text:span><text:span text:style-name="T15">A</text:span><text:span text:style-name="T15">t</text:span><text:span text:style-name="T15">t</text:span><text:span text:style-name="T15">r</text:span><text:span text:style-name="T15">i</text:span><text:span text:style-name="T15">b</text:span><text:span text:style-name="T15">u</text:span><text:span text:style-name="T15">t</text:span><text:span text:style-name="T15">e</text:span></text:p>
          <draw:enhanced-geometry svg:viewBox="0 0 21600 21600" draw:type="rectangle" draw:enhanced-path="M 0 0 L 21600 0 21600 21600 0 21600 0 0 Z N"/>
        </draw:custom-shape>
        <draw:custom-shape draw:style-name="gr2" draw:text-style-name="P4" draw:layer="layout" svg:width="21.217cm" svg:height="2.888cm" svg:x="53.243cm" svg:y="11.357cm">
          <text:p text:style-name="P3"><text:span text:style-name="T15">I</text:span><text:span text:style-name="T15">m</text:span><text:span text:style-name="T15">a</text:span><text:span text:style-name="T15">g</text:span><text:span text:style-name="T15">e</text:span><text:span text:style-name="T15">E</text:span><text:span text:style-name="T15">n</text:span><text:span text:style-name="T15">t</text:span><text:span text:style-name="T15">i</text:span><text:span text:style-name="T15">t</text:span><text:span text:style-name="T15">y</text:span><text:span text:style-name="T15">T</text:span><text:span text:style-name="T15">y</text:span><text:span text:style-name="T15">p</text:span><text:span text:style-name="T15">e</text:span></text:p>
          <draw:enhanced-geometry svg:viewBox="0 0 21600 21600" draw:mirror-vertical="false" draw:mirror-horizontal="false" draw:type="rectangle" draw:enhanced-path="M 0 0 L 21600 0 21600 21600 0 21600 0 0 Z N"/>
        </draw:custom-shape>
        <draw:custom-shape draw:style-name="gr2" draw:text-style-name="P4" draw:layer="layout" svg:width="21.217cm" svg:height="2.888cm" svg:x="163.107cm" svg:y="0.998cm">
          <text:p text:style-name="P3"><text:span text:style-name="T15">GardenGa</text:span><text:span text:style-name="T15">rdener</text:span></text:p>
          <draw:enhanced-geometry svg:viewBox="0 0 21600 21600" draw:mirror-vertical="false" draw:mirror-horizontal="false" draw:type="rectangle" draw:enhanced-path="M 0 0 L 21600 0 21600 21600 0 21600 0 0 Z N"/>
        </draw:custom-shape>
        <draw:custom-shape draw:style-name="gr2" draw:text-style-name="P4" draw:layer="layout" svg:width="21.217cm" svg:height="2.888cm" svg:x="163.107cm" svg:y="11.357cm">
          <text:p text:style-name="P3"><text:span text:style-name="T15">Gard</text:span><text:span text:style-name="T15">ener</text:span></text:p>
          <draw:enhanced-geometry svg:viewBox="0 0 21600 21600" draw:mirror-vertical="false" draw:mirror-horizontal="false" draw:type="rectangle" draw:enhanced-path="M 0 0 L 21600 0 21600 21600 0 21600 0 0 Z N"/>
        </draw:custom-shape>
        <draw:custom-shape draw:style-name="gr2" draw:text-style-name="P4" draw:layer="layout" svg:width="21.217cm" svg:height="2.888cm" svg:x="163.107cm" svg:y="32.076cm">
          <text:p text:style-name="P3"><text:span text:style-name="T15">T</text:span><text:span text:style-name="T15">a</text:span><text:span text:style-name="T15">s</text:span><text:span text:style-name="T15">k</text:span></text:p>
          <draw:enhanced-geometry svg:viewBox="0 0 21600 21600" draw:mirror-vertical="false" draw:mirror-horizontal="false" draw:type="rectangle" draw:enhanced-path="M 0 0 L 21600 0 21600 21600 0 21600 0 0 Z N"/>
        </draw:custom-shape>
        <draw:custom-shape draw:style-name="gr2" draw:text-style-name="P4" draw:layer="layout" svg:width="21.217cm" svg:height="2.888cm" svg:x="90.469cm" svg:y="11.357cm">
          <text:p text:style-name="P3"><text:span text:style-name="T15">G</text:span><text:span text:style-name="T15">a</text:span><text:span text:style-name="T15">r</text:span><text:span text:style-name="T15">d</text:span><text:span text:style-name="T15">e</text:span><text:span text:style-name="T15">n</text:span><text:span text:style-name="T15">A</text:span><text:span text:style-name="T15">r</text:span><text:span text:style-name="T15">e</text:span><text:span text:style-name="T15">a</text:span></text:p>
          <draw:enhanced-geometry svg:viewBox="0 0 21600 21600" draw:type="rectangle" draw:enhanced-path="M 0 0 L 21600 0 21600 21600 0 21600 0 0 Z N"/>
        </draw:custom-shape>
        <draw:line draw:style-name="gr3" draw:text-style-name="P5" draw:layer="layout" svg:x1="111.859cm" svg:y1="2.586cm" svg:x2="163.157cm" svg:y2="2.586cm">
          <text:p/>
        </draw:line>
        <draw:line draw:style-name="gr3" draw:text-style-name="P5" draw:layer="layout" svg:x1="163.155cm" svg:y1="0.991cm" svg:x2="160.566cm" svg:y2="2.485cm">
          <text:p/>
        </draw:line>
        <draw:line draw:style-name="gr3" draw:text-style-name="P5" draw:layer="layout" svg:x1="160.366cm" svg:y1="2.585cm" svg:x2="163.056cm" svg:y2="3.98cm">
          <text:p/>
        </draw:line>
        <draw:custom-shape draw:style-name="gr4" draw:text-style-name="P6" draw:layer="layout" svg:width="1.394cm" svg:height="1.394cm" svg:x="111.761cm" svg:y="1.791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394cm" svg:height="1.394cm" svg:x="159.074cm" svg:y="1.873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frame draw:style-name="gr6" draw:text-style-name="P9" draw:layer="layout" svg:width="8.664cm" svg:height="1.86cm" svg:x="113.254cm" svg:y="2.853cm">
          <draw:text-box>
            <text:p text:style-name="P8"><text:span text:style-name="T15">IsCaredForBy</text:span></text:p>
          </draw:text-box>
        </draw:frame>
        <draw:line draw:style-name="gr3" draw:text-style-name="P5" draw:layer="layout" svg:x1="111.66cm" svg:y1="12.945cm" svg:x2="126.699cm" svg:y2="12.945cm">
          <text:p/>
        </draw:line>
        <draw:line draw:style-name="gr3" draw:text-style-name="P5" draw:layer="layout" svg:x1="126.699cm" svg:y1="11.35cm" svg:x2="124.11cm" svg:y2="12.844cm">
          <text:p/>
        </draw:line>
        <draw:line draw:style-name="gr3" draw:text-style-name="P5" draw:layer="layout" svg:x1="123.91cm" svg:y1="12.944cm" svg:x2="126.6cm" svg:y2="14.339cm">
          <text:p/>
        </draw:line>
        <draw:custom-shape draw:style-name="gr4" draw:text-style-name="P6" draw:layer="layout" svg:width="1.394cm" svg:height="1.394cm" svg:x="111.666cm" svg:y="12.15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394cm" svg:height="1.394cm" svg:x="122.618cm" svg:y="12.232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10.76cm" svg:height="1.86cm" svg:x="111.759cm" svg:y="13.512cm">
          <draw:text-box>
            <text:p text:style-name="P8"><text:span text:style-name="T15">H</text:span><text:span text:style-name="T15">a</text:span><text:span text:style-name="T15">s</text:span><text:span text:style-name="T15">A</text:span><text:span text:style-name="T15">s</text:span><text:span text:style-name="T15">s</text:span><text:span text:style-name="T15">i</text:span><text:span text:style-name="T15">g</text:span><text:span text:style-name="T15">n</text:span><text:span text:style-name="T15">e</text:span><text:span text:style-name="T15">d</text:span><text:span text:style-name="T15">T</text:span><text:span text:style-name="T15">o</text:span><text:span text:style-name="T15">I</text:span><text:span text:style-name="T15">t</text:span></text:p>
          </draw:text-box>
        </draw:frame>
        <draw:line draw:style-name="gr3" draw:text-style-name="P5" draw:layer="layout" svg:x1="163.056cm" svg:y1="12.945cm" svg:x2="147.817cm" svg:y2="12.945cm">
          <text:p/>
        </draw:line>
        <draw:line draw:style-name="gr3" draw:text-style-name="P5" draw:layer="layout" svg:x1="147.817cm" svg:y1="11.35cm" svg:x2="150.406cm" svg:y2="12.844cm">
          <text:p/>
        </draw:line>
        <draw:line draw:style-name="gr3" draw:text-style-name="P5" draw:layer="layout" svg:x1="150.606cm" svg:y1="12.944cm" svg:x2="147.916cm" svg:y2="14.339cm">
          <text:p/>
        </draw:line>
        <draw:custom-shape draw:style-name="gr4" draw:text-style-name="P6" draw:layer="layout" svg:width="1.394cm" svg:height="1.394cm" svg:x="161.656cm" svg:y="12.1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394cm" svg:height="1.394cm" svg:x="150.504cm" svg:y="12.232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frame draw:style-name="gr8" draw:text-style-name="P9" draw:layer="layout" svg:width="8.525cm" svg:height="1.86cm" svg:x="154.394cm" svg:y="13.512cm">
          <draw:text-box>
            <text:p text:style-name="P8"><text:span text:style-name="T15">IsAssignedTo</text:span></text:p>
          </draw:text-box>
        </draw:frame>
        <draw:line draw:style-name="gr3" draw:text-style-name="P5" draw:layer="layout" svg:x1="101.102cm" svg:y1="3.981cm" svg:x2="101.102cm" svg:y2="11.352cm">
          <text:p/>
        </draw:line>
        <draw:line draw:style-name="gr3" draw:text-style-name="P5" draw:layer="layout" svg:x1="101.101cm" svg:y1="9.657cm" svg:x2="99.507cm" svg:y2="11.351cm">
          <text:p/>
        </draw:line>
        <draw:line draw:style-name="gr3" draw:text-style-name="P5" draw:layer="layout" svg:x1="101.101cm" svg:y1="9.657cm" svg:x2="102.694cm" svg:y2="11.351cm">
          <text:p/>
        </draw:line>
        <draw:custom-shape draw:style-name="gr9" draw:text-style-name="P7" draw:layer="layout" svg:width="1.394cm" svg:height="1.394cm" svg:x="100.405cm" svg:y="8.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7" draw:layer="layout" svg:width="1.394cm" svg:height="1.394cm" svg:x="100.406cm" svg:y="3.9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5.765cm" svg:height="1.86cm" svg:x="102.019cm" svg:y="4.545cm">
          <draw:text-box>
            <text:p text:style-name="P8"><text:span text:style-name="T15">Contains</text:span></text:p>
          </draw:text-box>
        </draw:frame>
        <draw:frame draw:style-name="gr11" draw:text-style-name="P10" draw:layer="layout" svg:width="10.358cm" svg:height="1.86cm" svg:x="102.637cm" svg:y="9.128cm">
          <draw:text-box>
            <text:p text:style-name="P8"><text:span text:style-name="T16">IsContainedBy</text:span></text:p>
          </draw:text-box>
        </draw:frame>
        <draw:line draw:style-name="gr3" draw:text-style-name="P5" draw:layer="layout" svg:x1="173.717cm" svg:y1="11.333cm" svg:x2="173.717cm" svg:y2="3.962cm">
          <text:p/>
        </draw:line>
        <draw:line draw:style-name="gr3" draw:text-style-name="P5" draw:layer="layout" svg:x1="173.716cm" svg:y1="5.657cm" svg:x2="172.122cm" svg:y2="3.963cm">
          <text:p/>
        </draw:line>
        <draw:line draw:style-name="gr3" draw:text-style-name="P5" draw:layer="layout" svg:x1="173.716cm" svg:y1="5.657cm" svg:x2="175.309cm" svg:y2="3.963cm">
          <text:p/>
        </draw:line>
        <draw:custom-shape draw:style-name="gr5" draw:text-style-name="P7" draw:layer="layout" svg:width="1.394cm" svg:height="1.394cm" svg:x="173.02cm" svg:y="5.559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394cm" svg:height="1.394cm" svg:x="173.021cm" svg:y="9.958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frame draw:style-name="gr12" draw:text-style-name="P9" draw:layer="layout" svg:width="5.862cm" svg:height="1.86cm" svg:x="167.043cm" svg:y="9.129cm">
          <draw:text-box>
            <text:p text:style-name="P8"><text:span text:style-name="T15">C</text:span><text:span text:style-name="T15">a</text:span><text:span text:style-name="T15">r</text:span><text:span text:style-name="T15">e</text:span><text:span text:style-name="T15">s</text:span><text:span text:style-name="T15">F</text:span><text:span text:style-name="T15">o</text:span><text:span text:style-name="T15">r</text:span></text:p>
          </draw:text-box>
        </draw:frame>
        <draw:line draw:style-name="gr3" draw:text-style-name="P5" draw:layer="layout" svg:x1="74.307cm" svg:y1="12.846cm" svg:x2="90.541cm" svg:y2="12.846cm">
          <text:p/>
        </draw:line>
        <draw:frame draw:style-name="gr13" draw:text-style-name="P9" draw:layer="layout" svg:width="12.601cm" svg:height="1.86cm" svg:x="75.9cm" svg:y="10.522cm">
          <draw:text-box>
            <text:p text:style-name="P8"><text:span text:style-name="T15">D</text:span><text:span text:style-name="T15">e</text:span><text:span text:style-name="T15">pi</text:span><text:span text:style-name="T15">ct</text:span><text:span text:style-name="T15">s</text:span><text:span text:style-name="T15">G</text:span><text:span text:style-name="T15">a</text:span><text:span text:style-name="T15">r</text:span><text:span text:style-name="T15">d</text:span><text:span text:style-name="T15">e</text:span><text:span text:style-name="T15">n</text:span><text:span text:style-name="T15">A</text:span><text:span text:style-name="T15">r</text:span><text:span text:style-name="T15">e</text:span><text:span text:style-name="T15">a</text:span></text:p>
          </draw:text-box>
        </draw:frame>
        <draw:frame draw:style-name="gr14" draw:text-style-name="P9" draw:layer="layout" svg:width="16.187cm" svg:height="1.86cm" svg:x="78.192cm" svg:y="14.109cm">
          <draw:text-box>
            <text:p text:style-name="P8"><text:span text:style-name="T15">G</text:span><text:span text:style-name="T15">a</text:span><text:span text:style-name="T15">r</text:span><text:span text:style-name="T15">d</text:span><text:span text:style-name="T15">e</text:span><text:span text:style-name="T15">n</text:span><text:span text:style-name="T15">A</text:span><text:span text:style-name="T15">r</text:span><text:span text:style-name="T15">e</text:span><text:span text:style-name="T15">a</text:span><text:span text:style-name="T15">I</text:span><text:span text:style-name="T15">s</text:span><text:span text:style-name="T15">D</text:span><text:span text:style-name="T15">e</text:span><text:span text:style-name="T15">p</text:span><text:span text:style-name="T15">i</text:span><text:span text:style-name="T15">c</text:span><text:span text:style-name="T15">t</text:span><text:span text:style-name="T15">e</text:span><text:span text:style-name="T15">d</text:span><text:span text:style-name="T15">B</text:span><text:span text:style-name="T15">y</text:span></text:p>
          </draw:text-box>
        </draw:frame>
        <draw:line draw:style-name="gr3" draw:text-style-name="P5" draw:layer="layout" svg:x1="101.104cm" svg:y1="14.341cm" svg:x2="101.104cm" svg:y2="21.712cm">
          <text:p/>
        </draw:line>
        <draw:line draw:style-name="gr3" draw:text-style-name="P5" draw:layer="layout" svg:x1="101.103cm" svg:y1="20.017cm" svg:x2="99.509cm" svg:y2="21.711cm">
          <text:p/>
        </draw:line>
        <draw:line draw:style-name="gr3" draw:text-style-name="P5" draw:layer="layout" svg:x1="101.103cm" svg:y1="20.017cm" svg:x2="102.696cm" svg:y2="21.711cm">
          <text:p/>
        </draw:line>
        <draw:custom-shape draw:style-name="gr15" draw:text-style-name="P6" draw:layer="layout" svg:width="1.394cm" svg:height="1.394cm" svg:x="100.407cm" svg:y="18.7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1.394cm" svg:height="1.394cm" svg:x="100.408cm" svg:y="14.3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5.765cm" svg:height="1.86cm" svg:x="102.226cm" svg:y="14.905cm">
          <draw:text-box>
            <text:p text:style-name="P8"><text:span text:style-name="T15">Contains</text:span></text:p>
          </draw:text-box>
        </draw:frame>
        <draw:frame draw:style-name="gr16" draw:text-style-name="P9" draw:layer="layout" svg:width="9.35cm" svg:height="1.86cm" svg:x="102.439cm" svg:y="19.488cm">
          <draw:text-box>
            <text:p text:style-name="P8"><text:span text:style-name="T15">I</text:span><text:span text:style-name="T15">s</text:span><text:span text:style-name="T15">C</text:span><text:span text:style-name="T15">o</text:span><text:span text:style-name="T15">n</text:span><text:span text:style-name="T15">t</text:span><text:span text:style-name="T15">a</text:span><text:span text:style-name="T15">i</text:span><text:span text:style-name="T15">n</text:span><text:span text:style-name="T15">e</text:span><text:span text:style-name="T15">d</text:span><text:span text:style-name="T15">B</text:span><text:span text:style-name="T15">y</text:span></text:p>
          </draw:text-box>
        </draw:frame>
        <draw:line draw:style-name="gr3" draw:text-style-name="P5" draw:layer="layout" svg:x1="101.105cm" svg:y1="24.601cm" svg:x2="101.105cm" svg:y2="31.972cm">
          <text:p/>
        </draw:line>
        <draw:line draw:style-name="gr3" draw:text-style-name="P5" draw:layer="layout" svg:x1="101.104cm" svg:y1="30.277cm" svg:x2="99.51cm" svg:y2="31.971cm">
          <text:p/>
        </draw:line>
        <draw:line draw:style-name="gr3" draw:text-style-name="P5" draw:layer="layout" svg:x1="101.104cm" svg:y1="30.277cm" svg:x2="102.697cm" svg:y2="31.971cm">
          <text:p/>
        </draw:line>
        <draw:custom-shape draw:style-name="gr9" draw:text-style-name="P7" draw:layer="layout" svg:width="1.394cm" svg:height="1.394cm" svg:x="100.408cm" svg:y="28.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1.394cm" svg:height="1.394cm" svg:x="100.409cm" svg:y="24.5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 draw:text-style-name="P9" draw:layer="layout" svg:width="3.237cm" svg:height="1.86cm" svg:x="96.919cm" svg:y="25.265cm">
          <draw:text-box>
            <text:p text:style-name="P8"><text:span text:style-name="T15">U</text:span><text:span text:style-name="T15">s</text:span><text:span text:style-name="T15">e</text:span><text:span text:style-name="T15">s</text:span></text:p>
          </draw:text-box>
        </draw:frame>
        <draw:line draw:style-name="gr3" draw:text-style-name="P5" draw:layer="layout" svg:x1="101.104cm" svg:y1="42.311cm" svg:x2="101.104cm" svg:y2="34.94cm">
          <text:p/>
        </draw:line>
        <draw:line draw:style-name="gr3" draw:text-style-name="P5" draw:layer="layout" svg:x1="101.103cm" svg:y1="36.635cm" svg:x2="99.509cm" svg:y2="34.941cm">
          <text:p/>
        </draw:line>
        <draw:line draw:style-name="gr3" draw:text-style-name="P5" draw:layer="layout" svg:x1="101.103cm" svg:y1="36.635cm" svg:x2="102.696cm" svg:y2="34.941cm">
          <text:p/>
        </draw:line>
        <draw:custom-shape draw:style-name="gr5" draw:text-style-name="P7" draw:layer="layout" svg:width="1.394cm" svg:height="1.394cm" svg:x="100.407cm" svg:y="36.537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394cm" svg:height="1.394cm" svg:x="100.408cm" svg:y="40.93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frame draw:style-name="gr18" draw:text-style-name="P9" draw:layer="layout" svg:width="6.04cm" svg:height="1.86cm" svg:x="94.23cm" svg:y="40.107cm">
          <draw:text-box>
            <text:p text:style-name="P8"><text:span text:style-name="T15">IsUsedBy</text:span></text:p>
          </draw:text-box>
        </draw:frame>
        <draw:line draw:style-name="gr3" draw:text-style-name="P5" draw:layer="layout" svg:x1="169.033cm" svg:y1="23.205cm" svg:x2="111.66cm" svg:y2="23.205cm">
          <text:p/>
        </draw:line>
        <draw:line draw:style-name="gr3" draw:text-style-name="P5" draw:layer="layout" svg:x1="111.66cm" svg:y1="21.61cm" svg:x2="114.249cm" svg:y2="23.104cm">
          <text:p/>
        </draw:line>
        <draw:line draw:style-name="gr3" draw:text-style-name="P5" draw:layer="layout" svg:x1="114.449cm" svg:y1="23.204cm" svg:x2="111.759cm" svg:y2="24.599cm">
          <text:p/>
        </draw:line>
        <draw:custom-shape draw:style-name="gr4" draw:text-style-name="P6" draw:layer="layout" svg:width="1.394cm" svg:height="1.394cm" svg:x="114.347cm" svg:y="22.492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frame draw:style-name="gr19" draw:text-style-name="P9" draw:layer="layout" svg:width="7.289cm" svg:height="1.86cm" svg:x="113.856cm" svg:y="23.87cm">
          <draw:text-box>
            <text:p text:style-name="P8"><text:span text:style-name="T15">IsOw</text:span><text:span text:style-name="T15">nedB</text:span><text:span text:style-name="T15">y</text:span></text:p>
          </draw:text-box>
        </draw:frame>
        <draw:line draw:style-name="gr3" draw:text-style-name="P5" draw:layer="layout" svg:x1="169.032cm" svg:y1="14.244cm" svg:x2="169.032cm" svg:y2="23.209cm">
          <text:p/>
        </draw:line>
        <draw:custom-shape draw:style-name="gr4" draw:text-style-name="P6" draw:layer="layout" svg:width="1.394cm" svg:height="1.394cm" svg:x="168.34cm" svg:y="14.241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frame draw:style-name="gr20" draw:text-style-name="P9" draw:layer="layout" svg:width="3.703cm" svg:height="1.86cm" svg:x="165.054cm" svg:y="15.403cm">
          <draw:text-box>
            <text:p text:style-name="P8"><text:span text:style-name="T15">O</text:span><text:span text:style-name="T15">w</text:span><text:span text:style-name="T15">n</text:span><text:span text:style-name="T15">s</text:span></text:p>
          </draw:text-box>
        </draw:frame>
        <draw:line draw:style-name="gr3" draw:text-style-name="P5" draw:layer="layout" svg:x1="177.605cm" svg:y1="14.344cm" svg:x2="177.605cm" svg:y2="31.972cm">
          <text:p/>
        </draw:line>
        <draw:line draw:style-name="gr3" draw:text-style-name="P5" draw:layer="layout" svg:x1="177.604cm" svg:y1="30.277cm" svg:x2="176.01cm" svg:y2="31.971cm">
          <text:p/>
        </draw:line>
        <draw:line draw:style-name="gr3" draw:text-style-name="P5" draw:layer="layout" svg:x1="177.604cm" svg:y1="30.277cm" svg:x2="179.197cm" svg:y2="31.971cm">
          <text:p/>
        </draw:line>
        <draw:custom-shape draw:style-name="gr9" draw:text-style-name="P7" draw:layer="layout" svg:width="1.394cm" svg:height="1.394cm" svg:x="176.908cm" svg:y="28.9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1.394cm" svg:height="1.394cm" svg:x="176.909cm" svg:y="14.2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1" draw:text-style-name="P9" draw:layer="layout" svg:width="5.739cm" svg:height="1.86cm" svg:x="171.725cm" svg:y="15.404cm">
          <draw:text-box>
            <text:p text:style-name="P8"><text:span text:style-name="T15">LeadsOn</text:span></text:p>
          </draw:text-box>
        </draw:frame>
        <draw:frame draw:style-name="gr22" draw:text-style-name="P9" draw:layer="layout" svg:width="5.155cm" svg:height="1.86cm" svg:x="171.525cm" svg:y="29.449cm">
          <draw:text-box>
            <text:p text:style-name="P8"><text:span text:style-name="T15">IsLed</text:span><text:span text:style-name="T15">By</text:span></text:p>
          </draw:text-box>
        </draw:frame>
        <draw:line draw:style-name="gr3" draw:text-style-name="P5" draw:layer="layout" svg:x1="72.614cm" svg:y1="23.305cm" svg:x2="90.541cm" svg:y2="23.305cm">
          <text:p/>
        </draw:line>
        <draw:frame draw:style-name="gr23" draw:text-style-name="P9" draw:layer="layout" svg:width="17.372cm" svg:height="1.86cm" svg:x="72.898cm" svg:y="23.868cm">
          <draw:text-box>
            <text:p text:style-name="P8"><text:span text:style-name="T15">G</text:span><text:span text:style-name="T15">a</text:span><text:span text:style-name="T15">r</text:span><text:span text:style-name="T15">d</text:span><text:span text:style-name="T15">e</text:span><text:span text:style-name="T15">n</text:span><text:span text:style-name="T15">O</text:span><text:span text:style-name="T15">b</text:span><text:span text:style-name="T15">j</text:span><text:span text:style-name="T15">e</text:span><text:span text:style-name="T15">c</text:span><text:span text:style-name="T15">t</text:span><text:span text:style-name="T15">I</text:span><text:span text:style-name="T15">s</text:span><text:span text:style-name="T15">D</text:span><text:span text:style-name="T15">e</text:span><text:span text:style-name="T15">p</text:span><text:span text:style-name="T15">i</text:span><text:span text:style-name="T15">c</text:span><text:span text:style-name="T15">t</text:span><text:span text:style-name="T15">e</text:span><text:span text:style-name="T15">d</text:span><text:span text:style-name="T15">B</text:span><text:span text:style-name="T15">y</text:span></text:p>
          </draw:text-box>
        </draw:frame>
        <draw:line draw:style-name="gr3" draw:text-style-name="P5" draw:layer="layout" svg:x1="72.614cm" svg:y1="2.586cm" svg:x2="90.541cm" svg:y2="2.586cm">
          <text:p/>
        </draw:line>
        <draw:frame draw:style-name="gr24" draw:text-style-name="P9" draw:layer="layout" svg:width="13.236cm" svg:height="1.86cm" svg:x="75.978cm" svg:y="2.949cm">
          <draw:text-box>
            <text:p text:style-name="P8"><text:span text:style-name="T15">G</text:span><text:span text:style-name="T15">a</text:span><text:span text:style-name="T15">r</text:span><text:span text:style-name="T15">d</text:span><text:span text:style-name="T15">e</text:span><text:span text:style-name="T15">n</text:span><text:span text:style-name="T15">I</text:span><text:span text:style-name="T15">s</text:span><text:span text:style-name="T15">D</text:span><text:span text:style-name="T15">e</text:span><text:span text:style-name="T15">p</text:span><text:span text:style-name="T15">i</text:span><text:span text:style-name="T15">c</text:span><text:span text:style-name="T15">t</text:span><text:span text:style-name="T15">e</text:span><text:span text:style-name="T15">d</text:span><text:span text:style-name="T15">B</text:span><text:span text:style-name="T15">y</text:span></text:p>
          </draw:text-box>
        </draw:frame>
        <draw:line draw:style-name="gr3" draw:text-style-name="P5" draw:layer="layout" svg:x1="72.616cm" svg:y1="11.333cm" svg:x2="72.616cm" svg:y2="2.591cm">
          <text:p/>
        </draw:line>
        <draw:line draw:style-name="gr3" draw:text-style-name="P5" draw:layer="layout" svg:x1="72.617cm" svg:y1="14.34cm" svg:x2="72.617cm" svg:y2="23.409cm">
          <text:p/>
        </draw:line>
        <draw:frame draw:style-name="gr25" draw:text-style-name="P9" draw:layer="layout" svg:width="9.651cm" svg:height="1.86cm" svg:x="62.208cm" svg:y="6.559cm">
          <draw:text-box>
            <text:p text:style-name="P8"><text:span text:style-name="T15">D</text:span><text:span text:style-name="T15">e</text:span><text:span text:style-name="T15">p</text:span><text:span text:style-name="T15">i</text:span><text:span text:style-name="T15">c</text:span><text:span text:style-name="T15">t</text:span><text:span text:style-name="T15">s</text:span><text:span text:style-name="T15">G</text:span><text:span text:style-name="T15">a</text:span><text:span text:style-name="T15">r</text:span><text:span text:style-name="T15">d</text:span><text:span text:style-name="T15">e</text:span><text:span text:style-name="T15">n</text:span></text:p>
          </draw:text-box>
        </draw:frame>
        <draw:frame draw:style-name="gr26" draw:text-style-name="P9" draw:layer="layout" svg:width="13.787cm" svg:height="1.86cm" svg:x="72.913cm" svg:y="18.693cm">
          <draw:text-box>
            <text:p text:style-name="P8"><text:span text:style-name="T15">D</text:span><text:span text:style-name="T15">e</text:span><text:span text:style-name="T15">p</text:span><text:span text:style-name="T15">i</text:span><text:span text:style-name="T15">c</text:span><text:span text:style-name="T15">t</text:span><text:span text:style-name="T15">s</text:span><text:span text:style-name="T15">G</text:span><text:span text:style-name="T15">a</text:span><text:span text:style-name="T15">r</text:span><text:span text:style-name="T15">d</text:span><text:span text:style-name="T15">e</text:span><text:span text:style-name="T15">n</text:span><text:span text:style-name="T15">O</text:span><text:span text:style-name="T15">b</text:span><text:span text:style-name="T15">j</text:span><text:span text:style-name="T15">e</text:span><text:span text:style-name="T15">c</text:span><text:span text:style-name="T15">t</text:span></text:p>
          </draw:text-box>
        </draw:frame>
        <draw:line draw:style-name="gr3" draw:text-style-name="P5" draw:layer="layout" svg:x1="72.617cm" svg:y1="9.656cm" svg:x2="71.023cm" svg:y2="11.35cm">
          <text:p/>
        </draw:line>
        <draw:line draw:style-name="gr3" draw:text-style-name="P5" draw:layer="layout" svg:x1="72.617cm" svg:y1="9.656cm" svg:x2="74.21cm" svg:y2="11.35cm">
          <text:p/>
        </draw:line>
        <draw:custom-shape draw:style-name="gr15" draw:text-style-name="P6" draw:layer="layout" svg:width="1.394cm" svg:height="1.394cm" svg:x="71.921cm" svg:y="8.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5" draw:layer="layout" svg:x1="72.616cm" svg:y1="15.916cm" svg:x2="71.022cm" svg:y2="14.222cm">
          <text:p/>
        </draw:line>
        <draw:line draw:style-name="gr3" draw:text-style-name="P5" draw:layer="layout" svg:x1="72.616cm" svg:y1="15.916cm" svg:x2="74.209cm" svg:y2="14.222cm">
          <text:p/>
        </draw:line>
        <draw:custom-shape draw:style-name="gr4" draw:text-style-name="P6" draw:layer="layout" svg:width="1.394cm" svg:height="1.394cm" svg:x="71.92cm" svg:y="15.818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line draw:style-name="gr3" draw:text-style-name="P5" draw:layer="layout" svg:x1="74.406cm" svg:y1="11.351cm" svg:x2="76.995cm" svg:y2="12.845cm">
          <text:p/>
        </draw:line>
        <draw:line draw:style-name="gr3" draw:text-style-name="P5" draw:layer="layout" svg:x1="77.195cm" svg:y1="12.945cm" svg:x2="74.505cm" svg:y2="14.34cm">
          <text:p/>
        </draw:line>
        <draw:custom-shape draw:style-name="gr4" draw:text-style-name="P6" draw:layer="layout" svg:width="1.394cm" svg:height="1.394cm" svg:x="77.093cm" svg:y="12.233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394cm" svg:height="1.394cm" svg:x="89.051cm" svg:y="1.791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394cm" svg:height="1.394cm" svg:x="88.956cm" svg:y="12.15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394cm" svg:height="1.394cm" svg:x="89.047cm" svg:y="22.592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21.217cm" svg:height="2.888cm" svg:x="53.216cm" svg:y="32.073cm">
          <text:p text:style-name="P3"><text:span text:style-name="T15">Image</text:span></text:p>
          <draw:enhanced-geometry svg:viewBox="0 0 21600 21600" draw:type="rectangle" draw:enhanced-path="M 0 0 L 21600 0 21600 21600 0 21600 0 0 Z N"/>
        </draw:custom-shape>
        <draw:line draw:style-name="gr3" draw:text-style-name="P5" draw:layer="layout" svg:x1="63.852cm" svg:y1="31.974cm" svg:x2="63.852cm" svg:y2="14.322cm">
          <text:p/>
        </draw:line>
        <draw:line draw:style-name="gr3" draw:text-style-name="P5" draw:layer="layout" svg:x1="71.571cm" svg:y1="126.582cm" svg:x2="69.977cm" svg:y2="124.888cm">
          <text:p/>
        </draw:line>
        <draw:line draw:style-name="gr3" draw:text-style-name="P5" draw:layer="layout" svg:x1="71.571cm" svg:y1="126.582cm" svg:x2="73.164cm" svg:y2="124.888cm">
          <text:p/>
        </draw:line>
        <draw:custom-shape draw:style-name="gr5" draw:text-style-name="P7" draw:layer="layout" svg:width="1.394cm" svg:height="1.394cm" svg:x="70.875cm" svg:y="126.484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1.394cm" svg:height="1.394cm" svg:x="63.156cm" svg:y="30.677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frame draw:style-name="gr18" draw:text-style-name="P9" draw:layer="layout" svg:width="6.04cm" svg:height="1.86cm" svg:x="57.078cm" svg:y="29.848cm">
          <draw:text-box>
            <text:p text:style-name="P8"><text:span text:style-name="T15">IsUsedBy</text:span></text:p>
          </draw:text-box>
        </draw:frame>
        <draw:custom-shape draw:style-name="gr5" draw:text-style-name="P7" draw:layer="layout" svg:width="1.394cm" svg:height="1.394cm" svg:x="63.157cm" svg:y="14.342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frame draw:style-name="gr27" draw:text-style-name="P11" draw:layer="layout" svg:width="68.638cm" svg:height="1.466cm" svg:x="0.991cm" svg:y="125.57cm">
          <draw:text-box>
            <text:p>, <text:span text:style-name="T17">GardenId</text:span> (refs Garden.GardenId), <text:span text:style-name="T17">GardenAreaId</text:span> (refs GardenArea.GardenAreaId), <text:span text:style-name="T17">GardenObjectId</text:span> (refs GardenOject.GardenObjectId)</text:p>
          </draw:text-box>
        </draw:frame>
        <draw:frame draw:style-name="gr17" draw:text-style-name="P9" draw:layer="layout" svg:width="3.237cm" svg:height="1.86cm" svg:x="59.498cm" svg:y="14.794cm">
          <draw:text-box>
            <text:p text:style-name="P8"><text:span text:style-name="T15">Uses</text:span></text:p>
          </draw:text-box>
        </draw:frame>
        <draw:custom-shape draw:style-name="gr28" draw:text-style-name="P12" draw:layer="layout" svg:width="31.377cm" svg:height="26.511cm" svg:x="7.258cm" svg:y="131.758cm">
          <text:p text:style-name="P1"><text:span text:style-name="T18">Oceania, Eurasia and Eastasia are 'oligarchs'...just as Tesco, Morrisons and Sainsburys don't care that much about a few customers who switch between the three, the world superpowers in 1984 don't care about the territory they win and lose every now and then, or the relatively few people on their frontiers who are killed in the constant fighting...is this where Orwell got his geopolitical idea from?...or was it just a direct observation of how the world was evolving (and is still evolving) at the time?...</text:span></text:p>
          <text:p text:style-name="P1"><text:span text:style-name="T18"/></text:p>
          <text:p text:style-name="P1"><text:span text:style-name="T18">what have they all got in common?...answer, they are all </text:span><text:span text:style-name="T19">organisations</text:span><text:span text:style-name="T20">, and they can each have their own currency!...</text:span></text:p>
          <text:p text:style-name="P1"><text:span text:style-name="T20"/></text:p>
          <text:p text:style-name="P1"><text:span text:style-name="T20">like tectonic plates shifting against each other and crumbling each others edges...</text:span></text:p>
          <draw:enhanced-geometry svg:viewBox="0 0 21600 21600" draw:mirror-horizontal="false" draw:mirror-vertical="false" draw:glue-points="10800 0 0 10800 10800 21600 21600 10800 ?f40 ?f41" draw:text-areas="0 0 21600 21600" draw:type="rectangular-callout" draw:modifiers="21232.4048696539 558.08690404345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2" draw:layer="layout" svg:width="35cm" svg:height="37.942cm" svg:x="106.501cm" svg:y="49.37cm">
          <text:p text:style-name="P1"><text:span text:style-name="T20"/></text:p>
          <text:p text:style-name="P1"><text:span text:style-name="T20"/></text:p>
          <text:p text:style-name="P1"><text:span text:style-name="T20">in the ExtraAttribute relation, the values of the Value attribute could be of any data type, but we can define the Value as being of only one data type...therefore we must add another attribute DataType in order to tell programs which data type to cast to...for example, if we define the ExtraAttribute.Value attribute as a String, and a value of the Value attribute (e.g. 42) must be treated as an Integer, then the DataType attribute would be, say, Integer...for a Value value being, say, 17.53, the DataType value would be defined with a data type of Decimal (or, in programming language, Float)...the data type of the DataType attribute would also be String...</text:span></text:p>
          <text:p text:style-name="P1"><text:span text:style-name="T20"/></text:p>
          <text:p text:style-name="P1"><text:span text:style-name="T20">obviously, in order to use this idea, we need code to map programming language data types to .. ...</text:span></text:p>
          <text:p text:style-name="P1"><text:span text:style-name="T20"/></text:p>
          <text:p text:style-name="P1"><text:span text:style-name="T20"/></text:p>
          <text:p text:style-name="P1"><text:span text:style-name="T20">I guess this would be best done as a stored procedure in the database...</text:span></text:p>
          <draw:enhanced-geometry svg:viewBox="0 0 21600 21600" draw:mirror-horizontal="false" draw:mirror-vertical="false" draw:glue-points="10800 0 0 10800 10800 21600 21600 10800 ?f40 ?f41" draw:text-areas="0 0 21600 21600" draw:type="rectangular-callout" draw:modifiers="21317.3566469529 405.32377513638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0" draw:text-style-name="P12" draw:layer="layout" svg:width="50.343cm" svg:height="55.547cm" svg:x="53.713cm" svg:y="46.317cm">
          <text:p text:style-name="P1"><text:span text:style-name="T21"/></text:p>
          <text:p text:style-name="P1"><text:span text:style-name="T21"/></text:p>
          <text:p text:style-name="P1"><text:span text:style-name="T21">ImageEntityType</text:span></text:p>
          <text:p text:style-name="P1"><text:span text:style-name="T21"/></text:p>
          <text:p text:style-name="P1"><text:span text:style-name="T22">ImageId</text:span><text:span text:style-name="T23"> | </text:span><text:span text:style-name="T22">EntityId</text:span><text:span text:style-name="T24"> | EntityTypeName</text:span></text:p>
          <text:p text:style-name="P1"><text:span text:style-name="T23">________|__________|__________________</text:span></text:p>
          <text:p text:style-name="P1"><text:span text:style-name="T25"><text:s text:c="6"/></text:span><text:span text:style-name="T23"><text:s text:c="2"/></text:span><text:span text:style-name="T23">| <text:s text:c="9"/>|</text:span></text:p>
          <text:p text:style-name="P1"><text:span text:style-name="T25">6 <text:s text:c="2"/></text:span><text:span text:style-name="T23"><text:s text:c="4"/>| 1 <text:s text:c="7"/>| Garden</text:span></text:p>
          <text:p text:style-name="P1"><text:span text:style-name="T25">2 <text:s text:c="6"/>| 1 <text:s text:c="7"/></text:span><text:span text:style-name="T23">| Garden</text:span></text:p>
          <text:p text:style-name="P1"><text:span text:style-name="T25">7 <text:s text:c="6"/>| 2 <text:s text:c="7"/></text:span><text:span text:style-name="T23">| Garden</text:span></text:p>
          <text:p text:style-name="P1"><text:span text:style-name="T25">4 <text:s text:c="6"/>| 1 <text:s text:c="6"/></text:span><text:span text:style-name="T23"><text:s/>| GardenArea</text:span></text:p>
          <text:p text:style-name="P1"><text:span text:style-name="T25">10 <text:s text:c="5"/>| 2 <text:s text:c="7"/>| GardenArea</text:span></text:p>
          <text:p text:style-name="P1"><text:span text:style-name="T25">1 <text:s text:c="6"/>| 2 <text:s text:c="7"/>| GardenArea</text:span></text:p>
          <text:p text:style-name="P1"><text:span text:style-name="T25">3 <text:s text:c="6"/>| 2 <text:s text:c="7"/>| GardenArea</text:span></text:p>
          <text:p text:style-name="P1"><text:span text:style-name="T25">8 <text:s text:c="6"/>| 3 <text:s text:c="7"/>| GardenArea</text:span></text:p>
          <text:p text:style-name="P1"><text:span text:style-name="T25">9 <text:s text:c="6"/>| 4 <text:s text:c="7"/>| GardenArea</text:span></text:p>
          <text:p text:style-name="P1"><text:span text:style-name="T25">5 <text:s text:c="6"/>| 1 <text:s text:c="7"/>| GardenObject</text:span></text:p>
          <text:p text:style-name="P1"><text:span text:style-name="T25">11 <text:s text:c="5"/>| 1 <text:s text:c="7"/>| GardenObject</text:span></text:p>
          <text:p text:style-name="P1"><text:span text:style-name="T25">12 <text:s text:c="5"/>| 2 <text:s text:c="7"/>| GardenObject</text:span></text:p>
          <text:p text:style-name="P1"><text:span text:style-name="T20"/></text:p>
          <text:p text:style-name="P1"><text:span text:style-name="T20">Image ( </text:span><text:span text:style-name="T26">ImageId</text:span><text:span text:style-name="T21">,</text:span><text:span text:style-name="T20"> ImageName, ImageFilename )</text:span></text:p>
          <text:p text:style-name="P1"><text:span text:style-name="T20"/></text:p>
          <text:p text:style-name="P1"><text:span text:style-name="T23">1 | iname1 | ifilename1</text:span></text:p>
          <text:p text:style-name="P1"><text:span text:style-name="T23">2 | iname2 | ifilename2</text:span></text:p>
          <text:p text:style-name="P1"><text:span text:style-name="T23">...</text:span></text:p>
          <text:p text:style-name="P1"><text:span text:style-name="T20"/></text:p>
          <text:p text:style-name="P1"><text:span text:style-name="T20">It is possible to use entity type names as database table attributes, and use them in SQL queries because SQL queries are strings which are formed in apps and then passed to the DBMS. So, if we want images for, say, a particular garden area with GardenArea.GardenAreaId = 2 (i.e. ImageEntityType.EntityId = 2), then, since we know that the table will be called GardenArea and the row identifier in the GardenArea table (and the ImageEntityType table) is 2, then images with EntityIds 10, 1 and 3 would be returned.</text:span></text:p>
          <draw:enhanced-geometry svg:viewBox="0 0 21600 21600" draw:mirror-horizontal="false" draw:mirror-vertical="false" draw:glue-points="10800 0 0 10800 10800 21600 21600 10800 ?f40 ?f41" draw:text-areas="0 0 21600 21600" draw:type="rectangular-callout" draw:modifiers="21279.071984745 332.0803629293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13" draw:layer="layout" svg:width="50.343cm" svg:height="7.726cm" svg:x="0.991cm" svg:y="72.593cm">
          <text:p text:style-name="P1"><text:span text:style-name="T27">O</text:span><text:span text:style-name="T27">r</text:span><text:span text:style-name="T27">d</text:span><text:span text:style-name="T27">e</text:span><text:span text:style-name="T27">r </text:span><text:span text:style-name="T27">o</text:span><text:span text:style-name="T27">f </text:span><text:span text:style-name="T27">t</text:span><text:span text:style-name="T27">a</text:span><text:span text:style-name="T27">b</text:span><text:span text:style-name="T27">l</text:span><text:span text:style-name="T27">e </text:span><text:span text:style-name="T27">c</text:span><text:span text:style-name="T27">r</text:span><text:span text:style-name="T27">e</text:span><text:span text:style-name="T27">a</text:span><text:span text:style-name="T27">ti</text:span><text:span text:style-name="T27">o</text:span><text:span text:style-name="T27">n</text:span></text:p>
          <text:p text:style-name="P1"><text:span text:style-name="T20"/></text:p>
          <text:p text:style-name="P1"><text:span text:style-name="T20">G</text:span><text:span text:style-name="T20">a</text:span><text:span text:style-name="T20">r</text:span><text:span text:style-name="T20">d</text:span><text:span text:style-name="T20">e</text:span><text:span text:style-name="T20">n, </text:span><text:span text:style-name="T20">G</text:span><text:span text:style-name="T20">a</text:span><text:span text:style-name="T20">r</text:span><text:span text:style-name="T20">d</text:span><text:span text:style-name="T20">e</text:span><text:span text:style-name="T20">n</text:span><text:span text:style-name="T20">A</text:span><text:span text:style-name="T20">r</text:span><text:span text:style-name="T20">e</text:span><text:span text:style-name="T20">a, </text:span><text:span text:style-name="T20">G</text:span><text:span text:style-name="T20">a</text:span><text:span text:style-name="T20">r</text:span><text:span text:style-name="T20">d</text:span><text:span text:style-name="T20">e</text:span><text:span text:style-name="T20">n</text:span><text:span text:style-name="T20">e</text:span><text:span text:style-name="T20">r, </text:span><text:span text:style-name="T20">T</text:span><text:span text:style-name="T20">a</text:span><text:span text:style-name="T20">s</text:span><text:span text:style-name="T20">k, </text:span><text:span text:style-name="T20">G</text:span><text:span text:style-name="T20">a</text:span><text:span text:style-name="T20">r</text:span><text:span text:style-name="T20">d</text:span><text:span text:style-name="T20">e</text:span><text:span text:style-name="T20">n</text:span><text:span text:style-name="T20">G</text:span><text:span text:style-name="T20">a</text:span><text:span text:style-name="T20">r</text:span><text:span text:style-name="T20">d</text:span><text:span text:style-name="T20">e</text:span><text:span text:style-name="T20">n</text:span><text:span text:style-name="T20">e</text:span><text:span text:style-name="T20">r, </text:span><text:span text:style-name="T20">G</text:span><text:span text:style-name="T20">a</text:span><text:span text:style-name="T20">r</text:span><text:span text:style-name="T20">d</text:span><text:span text:style-name="T20">e</text:span><text:span text:style-name="T20">n</text:span><text:span text:style-name="T20">A</text:span><text:span text:style-name="T20">r</text:span><text:span text:style-name="T20">e</text:span><text:span text:style-name="T20">a</text:span><text:span text:style-name="T20">G</text:span><text:span text:style-name="T20">a</text:span><text:span text:style-name="T20">r</text:span><text:span text:style-name="T20">d</text:span><text:span text:style-name="T20">e</text:span><text:span text:style-name="T20">n</text:span><text:span text:style-name="T20">e</text:span><text:span text:style-name="T20">r, </text:span><text:span text:style-name="T20">G</text:span><text:span text:style-name="T20">a</text:span><text:span text:style-name="T20">r</text:span><text:span text:style-name="T20">d</text:span><text:span text:style-name="T20">e</text:span><text:span text:style-name="T20">n</text:span><text:span text:style-name="T20">O</text:span><text:span text:style-name="T20">bj</text:span><text:span text:style-name="T20">e</text:span><text:span text:style-name="T20">ct</text:span><text:span text:style-name="T20">, </text:span><text:span text:style-name="T20">E</text:span><text:span text:style-name="T20">x</text:span><text:span text:style-name="T20">tr</text:span><text:span text:style-name="T20">a</text:span><text:span text:style-name="T20">A</text:span><text:span text:style-name="T20">tt</text:span><text:span text:style-name="T20">ri</text:span><text:span text:style-name="T20">b</text:span><text:span text:style-name="T20">u</text:span><text:span text:style-name="T20">t</text:span><text:span text:style-name="T20">e, </text:span><text:span text:style-name="T20">G</text:span><text:span text:style-name="T20">a</text:span><text:span text:style-name="T20">r</text:span><text:span text:style-name="T20">d</text:span><text:span text:style-name="T20">e</text:span><text:span text:style-name="T20">n</text:span><text:span text:style-name="T20">O</text:span><text:span text:style-name="T20">bj</text:span><text:span text:style-name="T20">e</text:span><text:span text:style-name="T20">ct</text:span><text:span text:style-name="T20">E</text:span><text:span text:style-name="T20">x</text:span><text:span text:style-name="T20">tr</text:span><text:span text:style-name="T20">a</text:span><text:span text:style-name="T20">A</text:span><text:span text:style-name="T20">tt</text:span><text:span text:style-name="T20">ri</text:span><text:span text:style-name="T20">b</text:span><text:span text:style-name="T20">u</text:span><text:span text:style-name="T20">t</text:span><text:span text:style-name="T20">e, </text:span><text:span text:style-name="T20">I</text:span><text:span text:style-name="T20">m</text:span><text:span text:style-name="T20">a</text:span><text:span text:style-name="T20">g</text:span><text:span text:style-name="T20">e, </text:span><text:span text:style-name="T20">I</text:span><text:span text:style-name="T20">m</text:span><text:span text:style-name="T20">a</text:span><text:span text:style-name="T20">g</text:span><text:span text:style-name="T20">e</text:span><text:span text:style-name="T20">E</text:span><text:span text:style-name="T20">n</text:span><text:span text:style-name="T20">ti</text:span><text:span text:style-name="T20">t</text:span><text:span text:style-name="T20">y</text:span><text:span text:style-name="T20">T</text:span><text:span text:style-name="T20">y</text:span><text:span text:style-name="T20">p</text:span><text:span text:style-name="T20">e</text:span></text:p>
          <draw:enhanced-geometry svg:viewBox="0 0 21600 21600" draw:mirror-horizontal="false" draw:mirror-vertical="false" draw:glue-points="10800 0 0 10800 10800 21600 21600 10800 ?f40 ?f41" draw:text-areas="0 0 21600 21600" draw:type="rectangular-callout" draw:modifiers="21370.8882885746 1906.4578749838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 draw:text-style-name="P2" draw:layer="layout" svg:width="50.236cm" svg:height="29.008cm" svg:x="0.991cm" svg:y="81.515cm">
          <text:p text:style-name="P1"><text:span text:style-name="T1">Foreign keys</text:span></text:p>
          <text:p text:style-name="P1"><text:span text:style-name="T1"/></text:p>
          <text:p text:style-name="P1"><text:span text:style-name="T5">(? in the following </text:span><text:span text:style-name="T5">annotation, the </text:span><text:span text:style-name="T5">'parent' table is </text:span><text:span text:style-name="T5">the referenced </text:span><text:span text:style-name="T5">table (i.e. the </text:span><text:span text:style-name="T5">table which </text:span><text:span text:style-name="T5">provides the </text:span><text:span text:style-name="T5">foreign key), and </text:span><text:span text:style-name="T5">the 'child' table is </text:span><text:span text:style-name="T5">the referencing </text:span><text:span text:style-name="T5">table (i.e. the </text:span><text:span text:style-name="T5">table in which the </text:span><text:span text:style-name="T5">foreign key is </text:span><text:span text:style-name="T5">posted)... ?):</text:span></text:p>
          <text:p text:style-name="P1"><text:span text:style-name="T5"/></text:p>
          <text:p text:style-name="P1"><text:span text:style-name="T5">===========</text:span><text:span text:style-name="T5">===========</text:span><text:span text:style-name="T5">===========</text:span><text:span text:style-name="T5">===</text:span></text:p>
          <text:p text:style-name="P1"><text:span text:style-name="T5">import static </text:span><text:span text:style-name="T5">android.arch.persi</text:span><text:span text:style-name="T5">stence.room.Forei</text:span><text:span text:style-name="T5">gnKey.CASCADE;</text:span></text:p>
          <text:p text:style-name="P1"><text:span text:style-name="T5"/></text:p>
          <text:p text:style-name="P1">@Entity( foreignKeys = @ForeignKey( entity = User.class, parentColumns = "id", childColumns = "userId", onDelete = CASCADE ) )</text:p>
          <text:p text:style-name="P1">public class Repo {</text:p>
          <text:p text:style-name="P1"><text:tab/>...</text:p>
          <text:p text:style-name="P1">}</text:p>
          <text:p text:style-name="P1"><text:span text:style-name="T5">===========</text:span><text:span text:style-name="T5">===========</text:span><text:span text:style-name="T5">===========</text:span><text:span text:style-name="T5">===</text:span></text:p>
          <text:p text:style-name="P1"><text:span text:style-name="T5"/></text:p>
          <text:p text:style-name="P1"><text:span text:style-name="T5">Reference: </text:span><text:span text:style-name="T5">https://medium.co</text:span><text:span text:style-name="T5">m/android-news/a</text:span><text:span text:style-name="T5">ndroid-</text:span><text:span text:style-name="T5">architecture-</text:span><text:span text:style-name="T5">components-</text:span><text:span text:style-name="T5">room-</text:span><text:span text:style-name="T5">relationships-</text:span><text:span text:style-name="T5">bf473510c14a</text:span></text:p>
          <draw:enhanced-geometry svg:viewBox="0 0 21600 21600" draw:glue-points="10800 0 0 10800 10800 21600 21600 10800 ?f40 ?f41" draw:text-areas="0 0 21600 21600" draw:mirror-horizontal="false" draw:mirror-vertical="false" draw:type="rectangular-callout" draw:modifiers="21324.394370683 618.7596952669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T1" svg:font-family="PT"/>
    <style:font-face style:name="PT Sans1" svg:font-family="'PT Sans'" style:font-family-generic="swiss"/>
    <style:font-face style:name="DejaVu Sans Mono" svg:font-family="'DejaVu Sans Mono'" style:font-family-generic="modern" style:font-pitch="fixed"/>
    <style:font-face style:name="Albany2" svg:font-family="Albany" style:font-pitch="variable"/>
    <style:font-face style:name="Andale Sans UI" svg:font-family="'Andale Sans UI'" style:font-pitch="variable"/>
    <style:font-face style:name="MS Gothic" svg:font-family="'MS Gothic'" style:font-pitch="variable"/>
    <style:font-face style:name="PT" svg:font-family="PT" style:font-pitch="variable"/>
    <style:font-face style:name="Tahoma" svg:font-family="Tahoma" style:font-pitch="variable"/>
    <style:font-face style:name="Albany" svg:font-family="Albany"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Albany1" svg:font-family="Albany" style:font-family-generic="swiss" style:font-pitch="variable"/>
    <style:font-face style:name="PT Sans" svg:font-family="'PT Sans'" style:font-family-generic="swiss" style:font-pitch="variable"/>
    <style:font-face style:name="PT Sans Narrow" svg:font-family="'PT Sans Narrow'"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horndale" fo:font-size="24pt" fo:language="en" fo:country="GB" style:font-name-asian="Andale Sans UI" style:font-size-asian="24pt" style:language-asian="zxx" style:country-asian="none" style:font-name-complex="Tahoma"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ffffff" draw:textarea-horizontal-align="center" draw:textarea-vertical-align="middle" draw:auto-grow-height="false" draw:auto-grow-width="false" fo:padding-top="0.1cm" fo:padding-bottom="0.1cm" fo:padding-left="0.1cm" fo:padding-right="0.1cm" fo:wrap-option="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MS Gothic" style:font-family-asian="'MS Gothic'"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0.991cm" fo:margin-bottom="0.991cm" fo:margin-left="0.991cm" fo:margin-right="0.991cm" fo:page-width="300cm" fo:page-height="30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5.2$Linux_X86_64 LibreOffice_project/10$Build-2</meta:generator>
    <meta:creation-date>2011-05-24T09:14:53</meta:creation-date>
    <dc:date>2023-04-23T13:17:10.393296305</dc:date>
    <dc:language>en-GB</dc:language>
    <meta:editing-cycles>2494</meta:editing-cycles>
    <meta:editing-duration>P51DT11H41M49S</meta:editing-duration>
    <meta:document-statistic meta:object-count="114"/>
    <meta:user-defined meta:name="Info 1"/>
    <meta:user-defined meta:name="Info 2"/>
    <meta:user-defined meta:name="Info 3"/>
    <meta:user-defined meta:name="Info 4"/>
  </office:meta>
</office:document-meta>
</file>